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60652"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7cf7e"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4965d3" officeooo:paragraph-rsid="00a60652" style:font-name-asian="Times New Roman1" style:font-size-asian="12pt" style:font-weight-asian="normal" style:font-name-complex="Times New Roman1" style:font-size-complex="12pt" style:font-weight-complex="normal"/>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a60652"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5"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74dc03"/>
    </style:style>
    <style:style style:name="T6" style:family="text">
      <style:text-properties officeooo:rsid="00a7cf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STATUTOS DE LA SOCIEDAD LIMITADA</text:p>
      <text:p text:style-name="P9">id-unid-0</text:p>
      <text:p text:style-name="P2"/>
      <text:p text:style-name="P1"/>
      <text:p text:style-name="P4">DISPOSICIONES GENERALES</text:p>
      <text:p text:style-name="P3"/>
      <text:p text:style-name="P5">Artículo 1. Denominación</text:p>
      <text:p text:style-name="P8">La sociedad se denomina: <text:span text:style-name="T4">id-unid-0</text:span></text:p>
      <text:p text:style-name="P7"><text:s/></text:p>
      <text:p text:style-name="P6">Artículo 2. Objeto</text:p>
      <text:p text:style-name="P25">Constituye el objeto de la Sociedad: <text:span text:style-name="T4">id-unid-2</text:span></text:p>
      <text:p text:style-name="P11">Las actividades enumeradas en el artículo anterior, podrán ser realizadas por la Sociedad directamente, o indirectamente, incluso mediante su participación en otras sociedades de objeto idéntico o análogo.</text:p>
      <text:p text:style-name="P11"/>
      <text:p text:style-name="P19">Artículo 3. Duración </text:p>
      <text:p text:style-name="P23"><text:span text:style-name="T1">La duración de la Sociedad es </text:span><text:span text:style-name="T2">id-unid-3</text:span><text:span text:style-name="T1">. </text:span></text:p>
      <text:p text:style-name="P11"/>
      <text:p text:style-name="P19">Artículo 4. Comienzo de operaciones o actividad. </text:p>
      <text:p text:style-name="P17">id-unid-4</text:p>
      <text:p text:style-name="P11"/>
      <text:p text:style-name="P19">Artículo 5. Ejercicio social </text:p>
      <text:p text:style-name="P17">id-unid-5</text:p>
      <text:p text:style-name="P11"/>
      <text:p text:style-name="P19">Artículo 6. Domicilio </text:p>
      <text:p text:style-name="P11">El domicilio social se establece en <text:span text:style-name="T4">id-unid-1</text:span>. </text:p>
      <text:p text:style-name="P17">id-unid-6</text:p>
      <text:p text:style-name="P11"><text:s/><text:span text:style-name="T4">id-unid-7</text:span></text:p>
      <text:p text:style-name="P11"><text:soft-page-break/></text:p>
      <text:p text:style-name="P21">CAPITAL Y PARTICIPACIONES SOCIALES </text:p>
      <text:p text:style-name="P11"/>
      <text:p text:style-name="P19">Artículo 7. Capital social y participaciones sociales </text:p>
      <text:p text:style-name="P11">El capital social, íntegramente desembolsado desde el momento de constitución de la sociedad, es de <text:span text:style-name="T4">id-unid-8</text:span> €. </text:p>
      <text:p text:style-name="P13">Dicho capital está dividido en <text:span text:style-name="T4">id-unid-9</text:span> participaciones sociales, de <text:span text:style-name="T4">id-dec-10</text:span> €, acumulables e indivisibles.</text:p>
      <text:p text:style-name="P13"><text:span text:style-name="T6">N</text:span>o podrán incorporarse a títulos negociables ni denominarse acciones y se encuentran numeradas correlativamente del 1 al <text:span text:style-name="T4">id-unid-9</text:span></text:p>
      <text:p text:style-name="P11">Cada participación social atribuye a su titular el derecho a emitir un voto. </text:p>
      <text:p text:style-name="P11"/>
      <text:p text:style-name="P21">JUNTA GENERAL </text:p>
      <text:p text:style-name="P11"/>
      <text:p text:style-name="P19">Artículo 8. Junta General </text:p>
      <text:p text:style-name="P11">La voluntad de los socios, expresada por mayoría, regirá la vida de la Sociedad. La mayoría habrá de formarse necesariamente en Junta General. </text:p>
      <text:p text:style-name="P11">Salvo disposición contraria de la Ley, se entenderá que hay mayoría cuando vote a favor del acuerdo un número de socios que representen al menos 1/3 del capital social. </text:p>
      <text:p text:style-name="P11">Todos los socios, incluyendo a los disidentes y los que no hayan asistido a la reunión, quedarán sometidos a los acuerdos de la Junta General, sin perjuicio de su derecho de impugnación y separación en los términos fijados por Ley. </text:p>
      <text:p text:style-name="P11"/>
      <text:p text:style-name="P19">Artículo 9. Convocatoria </text:p>
      <text:p text:style-name="P11"><text:tab/>1. Órgano convocante y supuestos de convocatoria </text:p>
      <text:p text:style-name="P11">La Junta General podrá ser convocada por los Administradores y, en su caso, por los liquidadores de la sociedad. </text:p>
      <text:p text:style-name="P11">La convocatoria de la Junta General deberá hacerse al menos, con quince días de antelación a la fecha de su celebración.</text:p>
      <text:p text:style-name="P11">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1">La Junta General quedará válidamente constituida cuando concurran a ella un número de socios que representen al menos la mitad del capital social, exceptuándose los casos en que la Ley, o estos Estatutos exijan un quorum de votación superior. <text:s text:c="6"/></text:p>
      <text:p text:style-name="P11">La Junta General deberá celebrarse, al menos una vez al año, y dentro de los seis primeros meses de cada ejercicio, para censurar la gestión social, aprobar, en su caso, las cuentas del ejercicio anterior, y resolver sobre la aplicación del resultado. </text:p>
      <text:p text:style-name="P11">Lo anterior se entiende sin perjuicio de la convocatoria judicial de la Junta, en los casos y con los requisitos legalmente previstos. </text:p>
      <text:p text:style-name="P11"><text:tab/>2. Forma y contenido de la convocatoria </text:p>
      <text:p text:style-name="P14">id-dec-11</text:p>
      <text:p text:style-name="P11">De manera expresa en la convocatoria debe constar: </text:p>
      <text:p text:style-name="P11"><text:tab/>- el nombre de la sociedad </text:p>
      <text:p text:style-name="P11"><text:tab/>- la fecha y hora de la reunión </text:p>
      <text:p text:style-name="P11"><text:tab/>- el Orden del día, en el que figurarán los asuntos a tratar </text:p>
      <text:p text:style-name="P11"><text:tab/>- el cargo de la persona o personas que realicen la convocatoria. </text:p>
      <text:p text:style-name="P11">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1"><text:tab/>3. Junta Universal </text:p>
      <text:p text:style-name="P11">Sin perjuicio de lo dispuesto en los párrafos anteriores, la Junta quedará válidamente constituida, sin necesidad de previa convocatoria, si encontrándose presente o representado todo el capital social decidieren, por unanimidad, celebrarla. </text:p>
      <text:p text:style-name="P11"><text:tab/>4. Lugar de celebración </text:p>
      <text:p text:style-name="P14">id-dec-12</text:p>
      <text:p text:style-name="P11"/>
      <text:p text:style-name="P19">Artículo 10. Asistencia y representación </text:p>
      <text:p text:style-name="P11"/>
      <text:p text:style-name="P11">1. Derecho de asistencia: Todos los socios tienen derecho a asistir a la Junta General. </text:p>
      <text:p text:style-name="P11"><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1"/>
      <text:p text:style-name="P19">Artículo 11. Mesa de la Junta </text:p>
      <text:p text:style-name="P11">La mesa de la Junta General estará conformada por el Presidente y el Secretario de la Junta General, o bien, quienes lo sean en el Consejo de Administración. Dichos cargos se ejercerán por los asistentes designados por los socios al inicio de la Junta. </text:p>
      <text:p text:style-name="P11"/>
      <text:p text:style-name="P19">Artículo 12. Desarrollo de la Junta </text:p>
      <text:p text:style-name="P11"><text:tab/>1. Forma de deliberar </text:p>
      <text:p text:style-name="P11">El Presidente ostentará las siguientes funciones: </text:p>
      <text:p text:style-name="P11"><text:s text:c="2"/>- dirigir las deliberaciones </text:p>
      <text:p text:style-name="P11"><text:s text:c="2"/>- conceder el uso de la palabra </text:p>
      <text:p text:style-name="P11"><text:s text:c="2"/>- establecer el orden y la duración de la cada intervención. </text:p>
      <text:p text:style-name="P11"><text:s text:c="2"/>- someter a votación las distintas propuestas. </text:p>
      <text:p text:style-name="P11"><text:s text:c="2"/>- proclamar los resultados. </text:p>
      <text:p text:style-name="P11"><text:tab/>2. Acuerdos </text:p>
      <text:p text:style-name="P11">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1">Por excepción a lo dispuesto en el apartado anterior: </text:p>
      <text:p text:style-name="P11">a) Para aumentar o reducir el capital social de la Sociedad, su disolución o modificar en cualquier forma la escritura social, será necesario que voten en favor del acuerdo más de la mitad de las participaciones en que se divida el capital social. </text:p>
      <text:p text:style-name="P11">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1"><text:soft-page-break/>Todo ello sin perjuicio de la aplicación preferente de las disposiciones legales imperativas que exijan mayorías o requisitos distintas a las estipuladas en el presente escrito. </text:p>
      <text:p text:style-name="P11"><text:tab/>3. Acta de la Junta </text:p>
      <text:p text:style-name="P18">-------------------------------------------------------------------------------------------------------------------------------------------------------------------------------------------------------------------------------<text:span text:style-name="T5">ESTA PARTE ESTARÁ DISPONIBLE SÓLO AL FINALIZAR EL FORMULARIO </text:span>--------------------------------------------------------------------------------------------------------------------------------------------------------------------------------------------------------------------------------</text:p>
      <text:p text:style-name="P11"/>
      <text:p text:style-name="P21">ÓRGANO DE ADMINISTRACIÓN </text:p>
      <text:p text:style-name="P11"/>
      <text:p text:style-name="P19">Artículo 13. Estructura y poder de representación </text:p>
      <text:p text:style-name="P15">id-dec-13</text:p>
      <text:p text:style-name="P11"/>
      <text:p text:style-name="P19">Artículo 14. Administradores </text:p>
      <text:p text:style-name="P23"><text:span text:style-name="T1">Para ser nombrado Administrador </text:span><text:span text:style-name="T3">id-dec-14</text:span><text:span text:style-name="T1"> se requiere la cualidad de socio. </text:span></text:p>
      <text:p text:style-name="P11">Podrá ser Administrador tanto las personas físicas como jurídicas. En el caso de que el Administrador fuera persona jurídica deberá determinarse la persona física que aquélla designe como representante suyo para el ejercicio del cargo. </text:p>
      <text:p text:style-name="P11"/>
      <text:p text:style-name="P19">Artículo 15. Plazo </text:p>
      <text:p text:style-name="P14">id-dec-15</text:p>
      <text:p text:style-name="P11"/>
      <text:p text:style-name="P19">Artículo 16. Retribución </text:p>
      <text:p text:style-name="P16">id-dec-16</text:p>
      <text:p text:style-name="P11"/>
      <text:p text:style-name="P21">OTRAS DISPOSICIONES </text:p>
      <text:p text:style-name="P11"/>
      <text:p text:style-name="P20">Artículo 17. ------------------</text:p>
      <text:p text:style-name="P12"><text:soft-page-break/>-------------------------------------------------------------------------------------------------------------------------------------------------------------------------------------------------------------------------------ESTA PARTE ESTARÁ DISPONIBLE SÓLO AL FINALIZAR EL FORMULARIO --------------------------------------------------------------------------------------------------------------------------------------------------------------------------------------------------------------------------------</text:p>
      <text:p text:style-name="P11"/>
      <text:p text:style-name="P20">Artículo 18. ------------------</text:p>
      <text:p text:style-name="P18">-------------------------------------------------------------------------------------------------------------------------------------------------------------------------------------------------------------------------------<text:span text:style-name="T5">ESTA PARTE ESTARÁ DISPONIBLE SÓLO AL FINALIZAR EL FORMULARIO </text:span>--------------------------------------------------------------------------------------------------------------------------------------------------------------------------------------------------------------------------------</text:p>
      <text:p text:style-name="P22"/>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5</meta:editing-cycles>
    <meta:creation-date>2019-11-25T09:28:00</meta:creation-date>
    <dc:date>2020-08-01T22:29:58.634075497</dc:date>
    <meta:editing-duration>P1DT22H35M59S</meta:editing-duration>
    <meta:generator>LibreOffice/6.4.3.2$MacOSX_X86_64 LibreOffice_project/747b5d0ebf89f41c860ec2a39efd7cb15b54f2d8</meta:generator>
    <meta:document-statistic meta:table-count="0" meta:image-count="0" meta:object-count="0" meta:page-count="6" meta:paragraph-count="86" meta:word-count="1143" meta:character-count="8618" meta:non-whitespace-character-count="747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